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ease see my apps on play store.</text:p>
      <text:p text:style-name="Standard"/>
      <text:p text:style-name="Standard"><text:s text:c="2"/>AnyStep</text:p>
      <text:p text:style-name="Standard"><text:s text:c="2"/>PgRec </text:p>
      <text:p text:style-name="Standard"><text:s text:c="2"/>Magreader</text:p>
      <text:p text:style-name="Standard"><text:s text:c="2"/>Level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Glen</meta:initial-creator>
    <meta:creation-date>2016-05-19T16:40:01.76</meta:creation-date>
    <meta:document-statistic meta:table-count="0" meta:image-count="0" meta:object-count="0" meta:page-count="1" meta:paragraph-count="5" meta:word-count="11" meta:character-count="70"/>
    <dc:date>2016-05-19T16:41:04.11</dc:date>
    <dc:creator>Peter Glen</dc:creator>
    <meta:editing-duration>PT1M3S</meta:editing-duration>
    <meta:editing-cycles>1</meta:editing-cycles>
    <meta:generator>OpenOffice/4.0.1$Win32 OpenOffice.org_project/401m5$Build-9714</meta:generator>
  </office:meta>
</office:document-meta>
</file>